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0.07mm" fo:margin-left="0mm" table:align="left"/>
    </style:style>
    <style:style style:name="Tabelle1.A" style:family="table-column">
      <style:table-column-properties style:column-width="22.84mm"/>
    </style:style>
    <style:style style:name="Tabelle1.B" style:family="table-column">
      <style:table-column-properties style:column-width="78.4mm"/>
    </style:style>
    <style:style style:name="Tabelle1.C" style:family="table-column">
      <style:table-column-properties style:column-width="68.83mm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2" style:family="table">
      <style:table-properties style:width="170mm" table:align="margins"/>
    </style:style>
    <style:style style:name="Tabelle2.A" style:family="table-column">
      <style:table-column-properties style:column-width="56.67mm" style:rel-column-width="21845*"/>
    </style:style>
    <style:style style:name="Tabelle2.A1" style:family="table-cell">
      <style:table-cell-properties fo:background-color="#dddddd" fo:padding="0.97mm" fo:border="none">
        <style:background-image/>
      </style:table-cell-properties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56.67mm" style:rel-column-width="21845*"/>
    </style:style>
    <style:style style:name="Tabelle3.A1" style:family="table-cell">
      <style:table-cell-properties fo:padding="0.97mm" fo:border="none"/>
    </style:style>
    <style:style style:name="Tabelle4" style:family="table">
      <style:table-properties style:width="170mm" table:align="margins"/>
    </style:style>
    <style:style style:name="Tabelle4.A" style:family="table-column">
      <style:table-column-properties style:column-width="113.52mm" style:rel-column-width="43762*"/>
    </style:style>
    <style:style style:name="Tabelle4.B" style:family="table-column">
      <style:table-column-properties style:column-width="19.97mm" style:rel-column-width="7697*"/>
    </style:style>
    <style:style style:name="Tabelle4.C" style:family="table-column">
      <style:table-column-properties style:column-width="36.51mm" style:rel-column-width="14076*"/>
    </style:style>
    <style:style style:name="Tabelle4.A1" style:family="table-cell">
      <style:table-cell-properties fo:background-color="transparent" fo:padding="0.97mm" fo:border-left="none" fo:border-right="none" fo:border-top="1pt solid #000000" fo:border-bottom="none">
        <style:background-image/>
      </style:table-cell-properties>
    </style:style>
    <style:style style:name="P1" style:family="paragraph" style:parent-style-name="Standard">
      <style:text-properties officeooo:paragraph-rsid="0012a9b4"/>
    </style:style>
    <style:style style:name="P2" style:family="paragraph" style:parent-style-name="Standard">
      <style:text-properties officeooo:rsid="001e1277" officeooo:paragraph-rsid="001e1277"/>
    </style:style>
    <style:style style:name="P3" style:family="paragraph" style:parent-style-name="Standard">
      <style:text-properties fo:font-size="12pt" fo:font-weight="bold" officeooo:rsid="001e1277" officeooo:paragraph-rsid="001e1277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weight="bold" officeooo:rsid="0012a9b4" officeooo:paragraph-rsid="0012a9b4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officeooo:rsid="0012a9b4" officeooo:paragraph-rsid="0012a9b4" style:font-weight-asian="bold" style:font-weight-complex="bold"/>
    </style:style>
    <style:style style:name="P6" style:family="paragraph" style:parent-style-name="Table_20_Contents">
      <style:text-properties fo:font-weight="normal" officeooo:rsid="0012a9b4" officeooo:paragraph-rsid="0012a9b4" style:font-weight-asian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weight="normal" officeooo:rsid="0012a9b4" officeooo:paragraph-rsid="0012a9b4" style:font-weight-asian="normal" style:font-weight-complex="normal"/>
    </style:style>
    <style:style style:name="P8" style:family="paragraph" style:parent-style-name="Table_20_Contents">
      <style:text-properties fo:font-size="14pt" fo:font-weight="bold" officeooo:rsid="0012a9b4" officeooo:paragraph-rsid="0012a9b4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4pt" fo:font-weight="bold" officeooo:rsid="0012a9b4" officeooo:paragraph-rsid="0012a9b4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2a9b4" officeooo:paragraph-rsid="0012a9b4"/>
    </style:style>
    <style:style style:name="P11" style:family="paragraph" style:parent-style-name="Standard">
      <style:text-properties officeooo:rsid="0012a9b4" officeooo:paragraph-rsid="001698dd"/>
    </style:style>
    <style:style style:name="P12" style:family="paragraph" style:parent-style-name="Standard">
      <style:text-properties officeooo:rsid="0012a9b4" officeooo:paragraph-rsid="002683b0"/>
    </style:style>
    <style:style style:name="P13" style:family="paragraph" style:parent-style-name="Standard">
      <style:text-properties fo:font-weight="normal" officeooo:rsid="0012a9b4" officeooo:paragraph-rsid="00212f73" style:font-weight-asian="normal" style:font-weight-complex="normal"/>
    </style:style>
    <style:style style:name="P14" style:family="paragraph" style:parent-style-name="Standard">
      <style:text-properties fo:font-weight="normal" officeooo:paragraph-rsid="0022c1ad" style:font-weight-asian="normal" style:font-weight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12a9b4" officeooo:paragraph-rsid="0012a9b4" style:font-weight-asian="bold" style:font-weight-complex="bold"/>
    </style:style>
    <style:style style:name="P17" style:family="paragraph" style:parent-style-name="Standard">
      <style:text-properties fo:font-weight="bold" officeooo:rsid="00212f73" officeooo:paragraph-rsid="00212f73" style:font-weight-asian="bold" style:font-weight-complex="bold"/>
    </style:style>
    <style:style style:name="P18" style:family="paragraph" style:parent-style-name="Standard">
      <style:text-properties officeooo:paragraph-rsid="0012a9b4"/>
    </style:style>
    <style:style style:name="P19" style:family="paragraph" style:parent-style-name="Standard">
      <style:text-properties fo:color="#ff3333" fo:font-weight="bold" officeooo:paragraph-rsid="0012a9b4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4016"/>
    </style:style>
    <style:style style:name="T3" style:family="text">
      <style:text-properties officeooo:rsid="001f1d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for each=&quot;o in objects&quot;&gt;">FOR EACH o</text:text-input></text:p>
      <text:p text:style-name="P1"><text:placeholder text:placeholder-type="text">&lt;setLang(o.partner_id.lang or 'de_DE')&gt;</text:placeholder></text:p>
      <text:p text:style-name="P1"/>
      <text:p text:style-name="P1"/>
      <text:p text:style-name="P1"/>
      <text:p text:style-name="P1"><text:text-input text:description="&lt;for each='h in energy_usage(o)'&gt;">FOR EACH h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rows-spanned="2" table:number-columns-spanned="2" office:value-type="string">
            <text:p text:style-name="P1"><text:text-input text:description="&lt;h.order.partner_id.mail_address&gt;">INVOICE_ADDRESS</text:text-input></text:p>
          </table:table-cell>
          <table:covered-table-cell/>
          <table:table-cell table:style-name="Tabelle1.A1" office:value-type="string">
            <text:p text:style-name="P15">Lieferadresse</text:p>
          </table:table-cell>
        </table:table-row>
        <table:table-row>
          <table:covered-table-cell/>
          <table:covered-table-cell/>
          <table:table-cell table:style-name="Tabelle1.A1" office:value-type="string">
            <text:p text:style-name="P14"><text:text-input text:description="&lt;h.order.partner_shipping_id.mail_address&gt;">SHIPPING_ADDRESS</text:text-input></text:p>
          </table:table-cell>
        </table:table-row>
        <table:table-row>
          <table:table-cell table:style-name="Tabelle1.A1" office:value-type="string">
            <text:p text:style-name="P16">Auftrag</text:p>
          </table:table-cell>
          <table:table-cell table:style-name="Tabelle1.A1" table:number-columns-spanned="2" office:value-type="string">
            <text:p text:style-name="P13"><text:text-input text:description="&lt;h.order.name&gt;">ORDER_NAME</text:text-input></text:p>
          </table:table-cell>
          <table:covered-table-cell/>
        </table:table-row>
        <table:table-row>
          <table:table-cell table:style-name="Tabelle1.A1" office:value-type="string">
            <text:p text:style-name="P17">Referenz</text:p>
          </table:table-cell>
          <table:table-cell table:style-name="Tabelle1.A1" table:number-columns-spanned="2" office:value-type="string">
            <text:p text:style-name="P13"><text:text-input text:description="&lt;h.order.client_order_ref&gt;">ORDER_REF</text:text-input>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4">Leistung</text:p>
          </table:table-cell>
          <table:table-cell table:style-name="Tabelle2.A1" office:value-type="string">
            <text:p text:style-name="P4">Zeitraum</text:p>
          </table:table-cell>
          <table:table-cell table:style-name="Tabelle2.A1" office:value-type="string">
            <text:p text:style-name="P5">Verbrauch <text:span text:style-name="T2">kWh</text:span></text:p>
          </table:table-cell>
        </table:table-row>
      </table:table>
      <text:p text:style-name="P1"><text:text-input text:description="&lt;for each='l in h.lines'&gt;">FOR EACH l</text:text-input></text:p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6"><text:text-input text:description="&lt;l.product_id.name&gt;">NAME</text:text-input></text:p>
          </table:table-cell>
          <table:table-cell table:style-name="Tabelle3.A1" office:value-type="string">
            <text:p text:style-name="P6"><text:text-input text:description="&lt;formatLang(l.date_from,date=True)&gt;">DATE_FROM</text:text-input> - <text:text-input text:description="&lt;formatLang(l.date_to,date=True)&gt;">DATE_TO</text:text-input></text:p>
          </table:table-cell>
          <table:table-cell table:style-name="Tabelle3.A1" office:value-type="string">
            <text:p text:style-name="P7"><text:text-input text:description="&lt;formatLang(l.amount)&gt;">AMOUNT</text:text-input> kWh</text:p>
          </table:table-cell>
        </table:table-row>
      </table:table>
      <text:p text:style-name="P10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6"/>
          </table:table-cell>
          <table:table-cell table:style-name="Tabelle4.A1" office:value-type="string">
            <text:p text:style-name="P8">Gesamt</text:p>
          </table:table-cell>
          <table:table-cell table:style-name="Tabelle4.A1" office:value-type="string">
            <text:p text:style-name="P9"><text:text-input text:description="&lt;formatLang(h.amount)&gt;">AMOUNT</text:text-input> kWh</text:p>
          </table:table-cell>
        </table:table-row>
      </table:table>
      <text:p text:style-name="P1"><text:text-input text:description="&lt;if test='h.order.energy_usage_info'&gt;">IF INFO</text:text-input></text:p>
      <text:p text:style-name="P1"/>
      <text:p text:style-name="P19"><text:text-input text:description="&lt;h.order.energy_usage_info&gt;">INFO</text:text-input></text:p>
      <text:p text:style-name="P1"><text:text-input text:description="&lt;/if&gt;">END IF</text:text-input></text:p>
      <text:p text:style-name="P12"><text:text-input text:description="&lt;/for&gt;">END FOR</text:text-input></text:p>
      <text:p text:style-name="P12"/>
      <text:p text:style-name="P3">Dieser Nachweis über verbrauchte Energie ist keine Rechnung! </text:p>
      <text:p text:style-name="P2"/>
      <text:p text:style-name="P2">Er dient Ihnen zum Nachweis der verbrauchten Energie, die während der oben genannten Maßnahme angefallen ist, zur Vorlage bei Ihrem Energieversorger. <text:span text:style-name="T3">S</text:span>ollte es sich um einen Versicherungsschaden handeln, übersenden wir Ihrer <text:span text:style-name="T3">V</text:span>ersicherung ebenfalls ein Exemplar.</text:p>
      <text:p text:style-name="P1"/>
      <text:p text:style-name="P1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0:14:59.554150179</meta:creation-date>
    <meta:generator>LibreOffice/4.2.8.2$Linux_X86_64 LibreOffice_project/420m0$Build-2</meta:generator>
    <dc:date>2015-12-21T15:20:57.481990618</dc:date>
    <meta:editing-duration>PT4H39M56S</meta:editing-duration>
    <meta:editing-cycles>19</meta:editing-cycles>
    <meta:document-statistic meta:table-count="4" meta:image-count="0" meta:object-count="0" meta:page-count="1" meta:paragraph-count="27" meta:word-count="122" meta:character-count="621" meta:non-whitespace-character-count="561"/>
  </office:meta>
</office:document-meta>
</file>